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EGOCIACION AGROPECUARIA DEL SUR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27979963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144004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TACORA CHAPARRO, MARIA ROXA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30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JARECCA RIVERA, ADOLFO CLEMENTE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0603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3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2 - Trans. Aer. Caja Pavos Blancos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61</text:p>
          </table:table-cell>
          <table:table-cell table:style-name="Tableau1.D2" office:value-type="string">
            <text:p text:style-name="P12">274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74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3/10/2021</text:p>
          </table:table-cell>
          <table:table-cell table:style-name="Tabla2.A2" office:value-type="string">
            <text:p text:style-name="P7">5437472</text:p>
          </table:table-cell>
          <table:table-cell table:style-name="Tabla2.A2" office:value-type="string">
            <text:p text:style-name="P7">274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GALLINAS BB</text:p>
          </table:table-cell>
          <table:table-cell table:style-name="Tabla3.A2" office:value-type="string">
            <text:p text:style-name="P20">6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3T16:53:1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